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cfca" officeooo:paragraph-rsid="0017cfca"/>
    </style:style>
    <style:style style:name="P2" style:family="paragraph" style:parent-style-name="Standard">
      <style:paragraph-properties fo:text-align="center" style:justify-single-word="false"/>
      <style:text-properties officeooo:rsid="0017cfca" officeooo:paragraph-rsid="0017cfca"/>
    </style:style>
    <style:style style:name="P3" style:family="paragraph" style:parent-style-name="Standard">
      <style:paragraph-properties fo:text-align="center" style:justify-single-word="false"/>
      <style:text-properties fo:font-weight="bold" officeooo:rsid="0017cfca" officeooo:paragraph-rsid="0017cfca" style:font-weight-asian="bold" style:font-weight-complex="bold"/>
    </style:style>
    <style:style style:name="P4" style:family="paragraph" style:parent-style-name="Standard">
      <style:paragraph-properties fo:text-align="justify" style:justify-single-word="false"/>
      <style:text-properties officeooo:rsid="001b9068" officeooo:paragraph-rsid="001b9068"/>
    </style:style>
    <style:style style:name="P5" style:family="paragraph" style:parent-style-name="Standard">
      <style:paragraph-properties fo:text-align="justify" style:justify-single-word="false"/>
      <style:text-properties officeooo:rsid="001f67f0" officeooo:paragraph-rsid="001f67f0"/>
    </style:style>
    <style:style style:name="P6" style:family="paragraph" style:parent-style-name="Standard">
      <style:paragraph-properties fo:text-align="justify" style:justify-single-word="false"/>
      <style:text-properties officeooo:rsid="002183fd" officeooo:paragraph-rsid="002183fd"/>
    </style:style>
    <style:style style:name="T1" style:family="text">
      <style:text-properties officeooo:rsid="0019a28c"/>
    </style:style>
    <style:style style:name="T2" style:family="text">
      <style:text-properties officeooo:rsid="001b9068"/>
    </style:style>
    <style:style style:name="T3" style:family="text">
      <style:text-properties officeooo:rsid="001dd30f"/>
    </style:style>
    <style:style style:name="T4" style:family="text">
      <style:text-properties officeooo:rsid="001ff715"/>
    </style:style>
    <style:style style:name="T5" style:family="text">
      <style:text-properties officeooo:rsid="002352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ésumer du projet professionnel</text:p>
      <text:p text:style-name="P1"/>
      <text:p text:style-name="P2"><text:span text:style-name="T2">Le site vitrine du studio </text:span>50 nuances de pole <text:span text:style-name="T1">et sa centrale de réservation de cours en ligne.</text:span></text:p>
      <text:p text:style-name="P1"/>
      <text:p text:style-name="P4">Dans le cadre de mon projet professionnel, j’ai décidé de <text:span text:style-name="T3">mettre en place</text:span> un site vitrine et sa centrale de réservation de cours en ligne.</text:p>
      <text:p text:style-name="P6">Mais pourquoi ??</text:p>
      <text:p text:style-name="P5">En tant qu’adhérente, il est compliqué <text:s/>de pouvoir s’inscrire aux cours, généralement les studios utilisent des applications déjà existante mais la plupart utilise les fonctions gratuites qui ont leur limites ( impossible de se <text:span text:style-name="T4">désinscrire</text:span>, pas d’envoi de mail…<text:span text:style-name="T4">) ou sinon ils passent par messenger ou par mail ou sms, mais la plupart du temps, les messages ne sont pas lus ou très tardivement, ce qui engendre des cours annulés a la dernière minute par le studio, ou des bannissements d’adhérents, </text:span></text:p>
      <text:p text:style-name="P6">Aimant la simplicité et la technologie web, mon <text:span text:style-name="T5">premier</text:span> travail sera d’effectuer le site vitrine du studio, <text:span text:style-name="T5">puis la mise en place de la centrale de réservation conforme au RGPD, avec la possibilité de s’inscrire, de se désinscrire du cours avec un envoi de mail automatique, je vais intégrer un accès administrateur pour la gérante du studio pour pouvoir faire l’ajout, la suppression de cours, suppression d’adhérents ne souhaitant plus faire partie du studio.en ce qui concerne l’accès adhérente, elle pourront voir le forfait choisi, modifier leur données, et s’inscrire et se désinscrire du cours.</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2:04:30.584708867</meta:creation-date>
    <dc:date>2019-10-31T16:32:15.948547069</dc:date>
    <meta:editing-duration>PT1H2M3S</meta:editing-duration>
    <meta:editing-cycles>3</meta:editing-cycles>
    <meta:generator>LibreOffice/6.0.7.3$Linux_X86_64 LibreOffice_project/00m0$Build-3</meta:generator>
    <meta:document-statistic meta:table-count="0" meta:image-count="0" meta:object-count="0" meta:page-count="1" meta:paragraph-count="6" meta:word-count="226" meta:character-count="1377" meta:non-whitespace-character-count="1155"/>
  </office:meta>
</office:document-meta>
</file>